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ucien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2,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--Feb'y 22nd [?]/</text:p>
      <text:p text:style-name="P2">Rev<text:span text:style-name="T2">d</text:span><text:span text:style-name="T3"> D</text:span><text:span text:style-name="T2">r</text:span><text:span text:style-name="T3"> Morais_/</text:span></text:p>
      <text:p text:style-name="P2"><text:span text:style-name="T3"><text:tab/>My Dear Sir./</text:span></text:p>
      <text:p text:style-name="P2"><text:span text:style-name="T3"><text:tab/><text:tab/>The feeling trib-/-ute uttered by you at the/ obsequies of my beloved/ Father, shall ever be held/ in grateful remembrance,/</text:span></text:p>
      <text:p text:style-name="P2"><text:span text:style-name="T3"><text:tab/>I am too overwhelmed/ with grief at this writing/ to fully express my own,/ and similar views enter-/-tained by my Dear Mother/ Sisters and Brother, and/ can only add their sin-/cere thanks and mine/ for the feeling of kind--/</text:span></text:p>
      <text:p text:style-name="P2"><text:span text:style-name="T3"/></text:p>
      <text:p text:style-name="P2"><text:span text:style-name="T3">[Page 2]</text:span></text:p>
      <text:p text:style-name="P2"><text:span text:style-name="T3">-ness evinced by you to all/ of us. <text:s/>With my best regards/ to Mrs Morais--,/ I remain Truly/ Lucien Moss/ No 134/ South 18th St./</text:span></text:p>
      <text:p text:style-name="P2"><text:span text:style-name="T3">To/ Revd Dr/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2:02:12.12</meta:creation-date>
    <meta:document-statistic meta:table-count="0" meta:image-count="0" meta:object-count="0" meta:page-count="2" meta:paragraph-count="69" meta:word-count="269" meta:character-count="1838"/>
    <dc:date>2011-11-22T12:08:43.46</dc:date>
    <dc:creator>Penn Libraries</dc:creator>
    <meta:editing-duration>PT00H06M31S</meta:editing-duration>
    <meta:editing-cycles>1</meta:editing-cycles>
    <meta:generator>OpenOffice.org/3.2$Win32 OpenOffice.org_project/320m12$Build-9483</meta:generator>
  </office:meta>
</office:document-meta>
</file>